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tyle="normal" fo:font-weight="normal" officeooo:paragraph-rsid="0011a133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Calibri" fo:font-style="normal" fo:font-weight="normal" officeooo:paragraph-rsid="00128f72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Calibri" fo:font-style="normal" fo:font-weight="normal" officeooo:rsid="00128f72" officeooo:paragraph-rsid="00128f7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alibri" fo:font-style="normal" fo:font-weight="normal" officeooo:rsid="00142c63" officeooo:paragraph-rsid="00142c6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tyle="normal" fo:font-weight="normal" officeooo:rsid="00128f72" officeooo:paragraph-rsid="00128f7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alibri" fo:font-style="normal" fo:font-weight="normal" officeooo:rsid="00142c63" officeooo:paragraph-rsid="00142c6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alibri" fo:font-size="14pt" fo:font-style="normal" fo:font-weight="normal" officeooo:rsid="000c5c2c" officeooo:paragraph-rsid="000c5c2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alibri" fo:font-size="14pt" fo:font-style="normal" fo:font-weight="normal" officeooo:paragraph-rsid="001635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alibri" fo:font-size="14pt" fo:font-style="normal" fo:font-weight="normal" officeooo:paragraph-rsid="000c5c2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alibri" fo:font-size="14pt" fo:font-style="normal" fo:font-weight="normal" officeooo:paragraph-rsid="0011a13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alibri" fo:font-size="14pt" fo:font-style="normal" fo:font-weight="normal" officeooo:rsid="000dddcc" officeooo:paragraph-rsid="000ddd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Calibri" fo:font-size="14pt" fo:font-style="normal" fo:font-weight="normal" officeooo:rsid="0011a133" officeooo:paragraph-rsid="0011a13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Calibri" fo:font-size="14pt" fo:font-style="normal" fo:font-weight="normal" officeooo:rsid="00142c63" officeooo:paragraph-rsid="0011a13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Calibri" fo:font-size="14pt" fo:font-style="normal" fo:font-weight="normal" officeooo:rsid="00142c63" officeooo:paragraph-rsid="001635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Calibri" fo:font-size="14pt" fo:font-style="normal" fo:font-weight="normal" officeooo:rsid="00128f72" officeooo:paragraph-rsid="001635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Calibri" fo:font-size="14pt" fo:font-style="normal" fo:font-weight="normal" officeooo:rsid="001550b4" officeooo:paragraph-rsid="001635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officeooo:paragraph-rsid="0011a133" fo:background-color="transparent" style:font-size-asian="14pt" style:font-size-complex="14pt"/>
    </style:style>
    <style:style style:name="T1" style:family="text">
      <style:text-properties officeooo:rsid="000dddcc"/>
    </style:style>
    <style:style style:name="T2" style:family="text">
      <style:text-properties officeooo:rsid="0011a133"/>
    </style:style>
    <style:style style:name="T3" style:family="text">
      <style:text-properties officeooo:rsid="00128f72"/>
    </style:style>
    <style:style style:name="T4" style:family="text">
      <style:text-properties officeooo:rsid="00142c63"/>
    </style:style>
    <style:style style:name="T5" style:family="text">
      <style:text-properties officeooo:rsid="0011a133" fo:background-color="#ff0000" loext:char-shading-value="0"/>
    </style:style>
    <style:style style:name="T6" style:family="text">
      <style:text-properties officeooo:rsid="000dddcc" fo:background-color="#ff0000" loext:char-shading-value="0"/>
    </style:style>
    <style:style style:name="T7" style:family="text">
      <style:text-properties officeooo:rsid="000c5c2c"/>
    </style:style>
    <style:style style:name="T8" style:family="text">
      <style:text-properties officeooo:rsid="000c5c2c" fo:background-color="#ffff00" loext:char-shading-value="0"/>
    </style:style>
    <style:style style:name="T9" style:family="text">
      <style:text-properties officeooo:rsid="00145e1a" fo:background-color="#ffff00" loext:char-shading-value="0"/>
    </style:style>
    <style:style style:name="T10" style:family="text">
      <style:text-properties officeooo:rsid="0011a133" fo:background-color="#ffff00" loext:char-shading-value="0"/>
    </style:style>
    <style:style style:name="T11" style:family="text">
      <style:text-properties officeooo:rsid="000dddcc" fo:background-color="#ffff00" loext:char-shading-value="0"/>
    </style:style>
    <style:style style:name="T12" style:family="text">
      <style:text-properties officeooo:rsid="0015cb3d" fo:background-color="#ffff00" loext:char-shading-value="0"/>
    </style:style>
    <style:style style:name="T13" style:family="text">
      <style:text-properties officeooo:rsid="0016353e" fo:background-color="#ffff00" loext:char-shading-value="0"/>
    </style:style>
    <style:style style:name="T14" style:family="text">
      <style:text-properties fo:background-color="#81d41a" loext:char-shading-value="0"/>
    </style:style>
    <style:style style:name="T15" style:family="text">
      <style:text-properties officeooo:rsid="000c5c2c" fo:background-color="#81d41a" loext:char-shading-value="0"/>
    </style:style>
    <style:style style:name="T16" style:family="text">
      <style:text-properties officeooo:rsid="0015cb3d" fo:background-color="#81d41a" loext:char-shading-value="0"/>
    </style:style>
    <style:style style:name="T17" style:family="text">
      <style:text-properties officeooo:rsid="0015cb3d"/>
    </style:style>
    <style:style style:name="T18" style:family="text">
      <style:text-properties officeooo:rsid="001711d2"/>
    </style:style>
    <style:style style:name="T19" style:family="text">
      <style:text-properties officeooo:rsid="00145308"/>
    </style:style>
    <style:style style:name="T20" style:family="text">
      <style:text-properties officeooo:rsid="001550b4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1550b4" fo:background-color="#fff200" loext:char-shading-value="0"/>
    </style:style>
    <style:style style:name="T23" style:family="text">
      <style:text-properties officeooo:rsid="0016353e" fo:background-color="#fff200" loext:char-shading-value="0"/>
    </style:style>
    <style:style style:name="T24" style:family="text">
      <style:text-properties fo:background-color="#ed1c24" loext:char-shading-value="0"/>
    </style:style>
    <style:style style:name="T25" style:family="text">
      <style:text-properties officeooo:rsid="001550b4" fo:background-color="#00aaad" loext:char-shading-value="0"/>
    </style:style>
    <style:style style:name="T26" style:family="text">
      <style:text-properties style:font-name="Calibri" fo:font-style="normal" fo:font-weight="normal" officeooo:rsid="0011a133" style:font-style-asian="normal" style:font-weight-asian="normal" style:font-style-complex="normal" style:font-weight-complex="normal"/>
    </style:style>
    <style:style style:name="T27" style:family="text">
      <style:text-properties style:font-name="Calibri" fo:font-style="normal" fo:font-weight="normal" officeooo:rsid="0016353e" style:font-style-asian="normal" style:font-weight-asian="normal" style:font-style-complex="normal" style:font-weight-complex="normal"/>
    </style:style>
    <style:style style:name="T28" style:family="text">
      <style:text-properties officeooo:rsid="0016353e"/>
    </style:style>
    <style:style style:name="T29" style:family="text">
      <style:text-properties officeooo:rsid="00145e1a"/>
    </style:style>
    <style:style style:name="T30" style:family="text">
      <style:text-properties fo:font-variant="normal" fo:text-transform="none" fo:color="#000000" style:font-name="Calibri" fo:font-style="normal" style:text-underline-style="none" fo:font-weight="normal" officeooo:rsid="0011a133" style:text-blinking="false" style:font-style-asian="normal" style:font-weight-asian="normal" style:font-style-complex="normal" style:font-weight-complex="normal" style:font-relief="none"/>
    </style:style>
    <style:style style:name="T31" style:family="text">
      <style:text-properties fo:font-variant="normal" fo:text-transform="none" fo:color="#000000" style:font-name="Calibri" fo:font-style="normal" style:text-underline-style="none" fo:font-weight="normal" officeooo:rsid="0016353e" style:text-blinking="false" style:font-style-asian="normal" style:font-weight-asian="normal" style:font-style-complex="normal" style:font-weight-complex="normal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troduction</text:p>
      <text:p text:style-name="P8"><text:span text:style-name="T28">The first warplane soared trough the skies during the first world war Then it was used by some companies for mail distribution and passenger transport.</text:span></text:p>
      <text:p text:style-name="P9">The jet plane ma<text:span text:style-name="T7">d</text:span>e his first appearance at the end of the second World War, but for passenger transport we’<text:span text:style-name="T17">d</text:span> have to wait until 1952, when <text:span text:style-name="T1">a German company named “DELAG” started to make regular flights . It was a revolution for those years, passenger ships became less and less used used to travel <text:s/>around the world, because of the travel length.</text:span></text:p>
      <text:p text:style-name="P7"/>
      <text:p text:style-name="P11">Positives</text:p>
      <text:p text:style-name="P11">- Easy to travel over long distances</text:p>
      <text:p text:style-name="P10">It’s possible to travel over long distances in <text:span text:style-name="T17">a</text:span> short time, also considering the <text:span text:style-name="T2">difficulty</text:span> of <text:span text:style-name="T17">the journey</text:span> around the world with other transport.</text:p>
      <text:p text:style-name="P12"/>
      <text:p text:style-name="P17"><text:span text:style-name="T26">- S</text:span><text:span text:style-name="T30">a</text:span><text:span text:style-name="T31">fety</text:span></text:p>
      <text:p text:style-name="P10"><text:span text:style-name="T2">The airplane is one of the safest travel arrangements, in fact the rate of car accidents is much higher compared to airplane crashes.</text:span></text:p>
      <text:p text:style-name="P10"/>
      <text:p text:style-name="P12">Negatives</text:p>
      <text:p text:style-name="P12">- Pollution</text:p>
      <text:p text:style-name="P10"><text:span text:style-name="T2">This is the biggest problem caused by airplanes. In fact, many airline companies are updating their aiplanes to increase effciency and reduce the co2 emissions that cause the greenhouse effect.</text:span></text:p>
      <text:p text:style-name="P13"/>
      <text:p text:style-name="P8">- <text:span text:style-name="T3">Very Expensive</text:span></text:p>
      <text:p text:style-name="P15">Not everyone can bear the cost of a flight ticket, considering that for short distances, car fuel or a train ticket is <text:span text:style-name="T19">much</text:span> less expensive.</text:p>
      <text:p text:style-name="P8"/>
      <text:p text:style-name="P15">Possible improvements</text:p>
      <text:p text:style-name="P15">The airplane market is <text:span text:style-name="T28">gcostantly evolving</text:span>. <text:span text:style-name="T20">I</text:span>t’s expected <text:s/><text:span text:style-name="T20">that i</text:span>n the next years th<text:span text:style-name="T4">at airline companies will start to use only hybrid planes, and there’s hope that within the next decade the e-plane will make his appearence, a completely electric airplane.</text:span></text:p>
      <text:p text:style-name="P15"/>
      <text:p text:style-name="P14">Personal opinion</text:p>
      <text:p text:style-name="P14">In my opinion the airplane it’s the best <text:span text:style-name="T20">mean </text:span>transport<text:span text:style-name="T20">ation</text:span> for <text:span text:style-name="T20">long distances</text:span>, whereas for short <text:span text:style-name="T20">journeys</text:span> i think that the car is the one that produce less pollution and that ha<text:span text:style-name="T20">s </text:span>a <text:span text:style-name="T20">more advantageous</text:span> cost.</text:p>
      <text:p text:style-name="P14">The airplane is the <text:span text:style-name="T20">mean of </text:span>transport<text:span text:style-name="T20">ation </text:span>of the future, because of <text:span text:style-name="T20">it’s </text:span>great confort and <text:span text:style-name="T20">it’s</text:span></text:p>
      <text:p text:style-name="P16">Incredible speed, <text:span text:style-name="T18">one of the aspects that is constalty being innovated. In just a few years we might be able to get to the other side of the world in just a couple hou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000000" fo:font-style="italic" style:text-underline-style="none" fo:font-weight="bold" style:text-blinking="false" style:font-relief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0:01:11.607000000</meta:creation-date>
    <dc:date>2020-01-24T17:44:50.511000000</dc:date>
    <meta:editing-duration>PT31M57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9" meta:word-count="338" meta:character-count="1975" meta:non-whitespace-character-count="1654"/>
  </office:meta>
</office:document-meta>
</file>